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  <style:font-face style:name="Times" svg:font-family="Times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P3" style:family="paragraph" style:parent-style-name="Standard">
      <style:paragraph-properties fo:margin-bottom="0.1667in"/>
      <style:text-properties style:font-name="Times" fo:font-size="12.0pt" fo:background-color="#ececec"/>
    </style:style>
    <style:style style:name="T1" style:family="text">
      <style:text-properties fo:color="#052726"/>
    </style:style>
    <style:style style:name="T2" style:family="text">
      <style:text-properties style:font-name="Heiti TC Light"/>
    </style:style>
    <style:style style:name="T3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8.09   |   <text:a xlink:type="simple" xlink:href="http://palinfo.habago.org/Entry?Command=Information_PrintForum#FORUM40404"><text:span text:style-name="T1">#</text:span></text:a></text:p>
      <text:p text:style-name="P2">這位老師 救過3000隻流浪狗</text:p>
      <text:p text:style-name="P2">陳美雀老師所屬網站：《動物緊急救援小組》</text:p>
      <text:p text:style-name="P3"><text:span text:style-name="T2">網址：</text:span><text:a xlink:type="simple" xlink:href="http://www.savedogs.org/"><text:span text:style-name="T3">http://www.savedogs.org/</text:span></text:a><text:span text:style-name="T2"><text:s/>（收錄於本台《相關網站》）</text:span></text:p>
      <text:p text:style-name="P2">各位若有點餘錢，不妨就捐給他們。</text:p>
      <text:p text:style-name="P2"/>
      <text:p text:style-name="P2">陳真 2005. 8. 8.</text:p>
      <text:p text:style-name="P2"/>
      <text:p text:style-name="P2">===========================</text:p>
      <text:p text:style-name="P2">這位老師 救過3000隻流浪狗</text:p>
      <text:p text:style-name="P2"/>
      <text:p text:style-name="P2">陳美雀10年來出錢出力 送病犬就醫 寫英文推薦信 為牠們跨海找新家</text:p>
      <text:p text:style-name="P2"/>
      <text:p text:style-name="P2">轉載自世界日報 2005. 6. 26.</text:p>
      <text:p text:style-name="P2"/>
      <text:p text:style-name="P2"/>
      <text:p text:style-name="P2">熱心英文老師陳美雀，經常熬夜替流浪狗寫推薦信，替牠們找到海外新主人。（照片略）</text:p>
      <text:p text:style-name="P2">50 歲高雄市英文老師陳美雀，10年來和丈夫出錢出力救援三千多條流浪狗，最近兩年勤寫英文推薦信，替流浪狗跨海尋找新主人。陳美雀說，最大的心願是催生台灣第一座專業級動物醫療中心，讓流浪狗活得有尊嚴。</text:p>
      <text:p text:style-name="P2"/>
      <text:p text:style-name="P2">陳美雀是高中教師，全家人長期關懷校園附近流浪狗，長期以來，和丈夫天未亮開車四處巡視，關懷流浪狗狀況，遇到皮膚病、受傷的流浪狗，自掏腰包送牠們救醫，兩人每月收入多花在動物救援和醫療費用上，但一路走來，從無怨言。</text:p>
      <text:p text:style-name="P2"/>
      <text:p text:style-name="P2">陳美雀說，長期救援流浪動物，每治好一隻，開始思索牠們的去處，由於救回的都是缺手、缺腳的殘障犬，每次認養都碰釘子，挫折感很重，決定跨海和美國動保團體合作。</text:p>
      <text:p text:style-name="P2"/>
      <text:p text:style-name="P2">兩年來陳美雀先觀察病癒流浪狗身心狀況，找出個性溫和、適合認養的，拍下美美地照片，並寫下牠們受虐故事並翻譯成英文。</text:p>
      <text:p text:style-name="P2"/>
      <text:p text:style-name="P2">由於時差，她經常三更半夜作業，把動物的故事寄到美國動保團體網站、等待答覆，「絕不放棄任何希望」。兩年下來，寫了近百封流浪動物推薦信，替21隻流浪狗在異鄉找到新主人，國際媒體也慕名採訪她。</text:p>
      <text:p text:style-name="P2"/>
      <text:p text:style-name="P2">推動流浪狗跨海認養成功，讓陳美雀信心大增，她說，希望能在台灣成立專業動物醫療中心，引進海外一流器材與設備，讓傷殘的流浪動物活得有尊嚴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